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2.08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5 wątków" table:style-name="ta1">
        <table:shapes>
          <draw:frame draw:z-index="0" draw:style-name="gr1" svg:width="15.989cm" svg:height="8.998cm" svg:x="6.523cm" svg:y="3.125cm">
            <draw:object draw:notify-on-update-of-ranges="'5 wątków'.A2:'5 wątków'.A4 '5 wątków'.B1:'5 wątków'.B1 '5 wątków'.B2:'5 wątków'.B4 '5 wątków'.C1:'5 wątków'.C1 '5 wątków'.C2:'5 wątków'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DrobnoZiarnistaLista</text:p>
          </table:table-cell>
          <table:table-cell office:value-type="string">
            <text:p>GruboZiarnistaList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639">
            <text:p>10639</text:p>
          </table:table-cell>
          <table:table-cell office:value-type="float" office:value="48860">
            <text:p>4886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384">
            <text:p>21384</text:p>
          </table:table-cell>
          <table:table-cell office:value-type="float" office:value="101561">
            <text:p>10156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281">
            <text:p>32281</text:p>
          </table:table-cell>
          <table:table-cell office:value-type="float" office:value="156313">
            <text:p>156313</text:p>
          </table:table-cell>
        </table:table-row>
        <table:table-row table:style-name="ro2" table:number-rows-repeated="104857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10 watków" table:style-name="ta1">
        <table:shapes>
          <draw:frame draw:z-index="0" draw:style-name="gr1" svg:width="15.994cm" svg:height="8.998cm" svg:x="4.102cm" svg:y="2.869cm">
            <draw:object draw:notify-on-update-of-ranges="'10 watków'.A2:'10 watków'.A4 '10 watków'.B1:'10 watków'.B1 '10 watków'.B2:'10 watków'.B4 '10 watków'.C1:'10 watków'.C1 '10 watków'.C2:'10 watków'.C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DrobnoZiarnistaLista</text:p>
          </table:table-cell>
          <table:table-cell office:value-type="string">
            <text:p>GruboZiarnistaList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86">
            <text:p>53486</text:p>
          </table:table-cell>
          <table:table-cell office:value-type="float" office:value="519264">
            <text:p>5192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5382">
            <text:p>75382</text:p>
          </table:table-cell>
          <table:table-cell office:value-type="float" office:value="730045">
            <text:p>73004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97292">
            <text:p>97292</text:p>
          </table:table-cell>
          <table:table-cell office:value-type="float" office:value="945242">
            <text:p>945242</text:p>
          </table:table-cell>
        </table:table-row>
        <table:table-row table:style-name="ro2" table:number-rows-repeated="104857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30 watkow" table:style-name="ta1">
        <table:shapes>
          <draw:frame draw:z-index="0" draw:style-name="gr1" svg:width="16cm" svg:height="8.999cm" svg:x="4.965cm" svg:y="2.834cm">
            <draw:object draw:notify-on-update-of-ranges="'30 watkow'.A2:'30 watkow'.A4 '30 watkow'.B1:'30 watkow'.B1 '30 watkow'.B2:'30 watkow'.B4 '30 watkow'.C1:'30 watkow'.C1 '30 watkow'.C2:'30 watkow'.C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DrobnoZiarnistaLista</text:p>
          </table:table-cell>
          <table:table-cell office:value-type="string">
            <text:p>GruboZiarnistaList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0441">
            <text:p>160441</text:p>
          </table:table-cell>
          <table:table-cell office:value-type="float" office:value="4613872">
            <text:p>46138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6241">
            <text:p>226241</text:p>
          </table:table-cell>
          <table:table-cell office:value-type="float" office:value="6612902">
            <text:p>661290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1996">
            <text:p>291996</text:p>
          </table:table-cell>
          <table:table-cell office:value-type="float" office:value="8529924">
            <text:p>8529924</text:p>
          </table:table-cell>
        </table:table-row>
        <table:table-row table:style-name="ro2" table:number-rows-repeated="104857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>
        <table:named-range table:name="ala" table:base-cell-address="$'5 wątków'.$A$1" table:cell-range-address="#REF!"/>
        <table:named-range table:name="tabela" table:base-cell-address="$'5 wątków'.$A$1" table:cell-range-address="#REF!"/>
      </table:named-expressions>
      <table:database-ranges>
        <table:database-range table:name="__Anonymous_Sheet_DB__0" table:target-range-address="'5 wątków'.A1:'5 wątków'.B18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30 watkow'.A1:'30 watkow'.C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</meta:initial-creator>
    <meta:creation-date>2013-10-28T10:32:37</meta:creation-date>
    <dc:date>2013-10-28T11:03:07</dc:date>
    <dc:creator>Mateusz </dc:creator>
    <meta:editing-duration>PT9S</meta:editing-duration>
    <meta:editing-cycles>1</meta:editing-cycles>
    <meta:document-statistic meta:table-count="3" meta:cell-count="33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6.986cm" svg:y="0.315cm" chart:style-name="ch2">
          <text:p>5 wątków</text:p>
        </chart:title>
        <chart:subtitle svg:x="5.53cm" svg:y="1.273cm" chart:style-name="ch3">
          <text:p>kazdy wykonuje 15 operacji</text:p>
        </chart:subtitle>
        <chart:legend chart:legend-position="end" svg:x="12.086cm" svg:y="3.951cm" style:legend-expansion="high" chart:style-name="ch4"/>
        <chart:plot-area chart:style-name="ch5" table:cell-range-address="'5 wątków'.A1:'5 wątków'.C4" chart:data-source-has-labels="both" svg:x="1.33cm" svg:y="2.314cm" svg:width="10.118cm" svg:height="5.525cm">
          <chartooo:coordinate-region svg:x="2.798cm" svg:y="2.513cm" svg:width="8.65cm" svg:height="4.679cm"/>
          <chart:axis chart:dimension="x" chart:name="primary-x" chart:style-name="ch6" chartooo:axis-type="auto">
            <chartooo:date-scale/>
            <chart:title svg:x="3.633cm" svg:y="8.018cm" chart:style-name="ch7">
              <text:p>sztuczne obciążenie porównania [ms]</text:p>
            </chart:title>
            <chart:categories table:cell-range-address="'5 wątków'.A2:'5 wątków'.A4"/>
          </chart:axis>
          <chart:axis chart:dimension="y" chart:name="primary-y" chart:style-name="ch8">
            <chart:title svg:x="0.451cm" svg:y="6.496cm" chart:style-name="ch9">
              <text:p>czas działania [ms]</text:p>
            </chart:title>
            <chart:grid chart:style-name="ch10" chart:class="major"/>
          </chart:axis>
          <chart:series chart:style-name="ch11" chart:values-cell-range-address="'5 wątków'.B2:'5 wątków'.B4" chart:label-cell-address="'5 wątków'.B1:'5 wątków'.B1" chart:class="chart:bar">
            <chart:data-point chart:repeated="3"/>
          </chart:series>
          <chart:series chart:style-name="ch12" chart:values-cell-range-address="'5 wątków'.C2:'5 wątków'.C4" chart:label-cell-address="'5 wątków'.C1:'5 wątków'.C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bnoZiarnistaLista</text:p>
                <draw:g>
                  <svg:desc>'5 wątków'.B1:'5 wątków'.B1</svg:desc>
                </draw:g>
              </table:table-cell>
              <table:table-cell office:value-type="string">
                <text:p>GruboZiarnistaLista</text:p>
                <draw:g>
                  <svg:desc>'5 wątków'.C1:'5 wątków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5 wątków'.A2:'5 wątków'.A4</svg:desc>
                </draw:g>
              </table:table-cell>
              <table:table-cell office:value-type="float" office:value="10639">
                <text:p>10639</text:p>
                <draw:g>
                  <svg:desc>'5 wątków'.B2:'5 wątków'.B4</svg:desc>
                </draw:g>
              </table:table-cell>
              <table:table-cell office:value-type="float" office:value="48860">
                <text:p>48860</text:p>
                <draw:g>
                  <svg:desc>'5 wątków'.C2:'5 wątków'.C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384">
                <text:p>21384</text:p>
              </table:table-cell>
              <table:table-cell office:value-type="float" office:value="101561">
                <text:p>1015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281">
                <text:p>32281</text:p>
              </table:table-cell>
              <table:table-cell office:value-type="float" office:value="156313">
                <text:p>156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9cm" xlink:href=".." xlink:type="simple" chart:class="chart:bar" chart:style-name="ch1">
        <chart:title svg:x="6.869cm" svg:y="0.315cm" chart:style-name="ch2">
          <text:p>10 wątków</text:p>
        </chart:title>
        <chart:subtitle svg:x="5.532cm" svg:y="1.273cm" chart:style-name="ch3">
          <text:p>kazdy wykonuje 15 operacji</text:p>
        </chart:subtitle>
        <chart:legend chart:legend-position="end" svg:x="12.091cm" svg:y="3.951cm" style:legend-expansion="high" chart:style-name="ch4"/>
        <chart:plot-area chart:style-name="ch5" table:cell-range-address="'10 watków'.A1:'10 watków'.C4" chart:data-source-has-labels="both" svg:x="1.33cm" svg:y="2.314cm" svg:width="10.123cm" svg:height="5.525cm">
          <chartooo:coordinate-region svg:x="3.089cm" svg:y="2.513cm" svg:width="8.364cm" svg:height="4.679cm"/>
          <chart:axis chart:dimension="x" chart:name="primary-x" chart:style-name="ch6" chartooo:axis-type="auto">
            <chartooo:date-scale/>
            <chart:title svg:x="3.966cm" svg:y="8.018cm" chart:style-name="ch7">
              <text:p>czas sztucznego opóźnienia [ms]</text:p>
            </chart:title>
            <chart:categories table:cell-range-address="'10 watków'.A2:'10 watków'.A4"/>
          </chart:axis>
          <chart:axis chart:dimension="y" chart:name="primary-y" chart:style-name="ch8">
            <chart:title svg:x="0.451cm" svg:y="6.496cm" chart:style-name="ch9">
              <text:p>czas działania [ms]</text:p>
            </chart:title>
            <chart:grid chart:style-name="ch10" chart:class="major"/>
          </chart:axis>
          <chart:series chart:style-name="ch11" chart:values-cell-range-address="'10 watków'.B2:'10 watków'.B4" chart:label-cell-address="'10 watków'.B1:'10 watków'.B1" chart:class="chart:bar">
            <chart:data-point chart:repeated="3"/>
          </chart:series>
          <chart:series chart:style-name="ch12" chart:values-cell-range-address="'10 watków'.C2:'10 watków'.C4" chart:label-cell-address="'10 watków'.C1:'10 watków'.C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bnoZiarnistaLista</text:p>
                <draw:g>
                  <svg:desc>'10 watków'.B1:'10 watków'.B1</svg:desc>
                </draw:g>
              </table:table-cell>
              <table:table-cell office:value-type="string">
                <text:p>GruboZiarnistaLista</text:p>
                <draw:g>
                  <svg:desc>'10 watków'.C1:'10 watków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10 watków'.A2:'10 watków'.A4</svg:desc>
                </draw:g>
              </table:table-cell>
              <table:table-cell office:value-type="float" office:value="53486">
                <text:p>53486</text:p>
                <draw:g>
                  <svg:desc>'10 watków'.B2:'10 watków'.B4</svg:desc>
                </draw:g>
              </table:table-cell>
              <table:table-cell office:value-type="float" office:value="519264">
                <text:p>519264</text:p>
                <draw:g>
                  <svg:desc>'10 watków'.C2:'10 watków'.C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382">
                <text:p>75382</text:p>
              </table:table-cell>
              <table:table-cell office:value-type="float" office:value="730045">
                <text:p>7300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292">
                <text:p>97292</text:p>
              </table:table-cell>
              <table:table-cell office:value-type="float" office:value="945242">
                <text:p>945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cm" xlink:href=".." xlink:type="simple" chart:class="chart:bar" chart:style-name="ch1">
        <chart:title svg:x="6.872cm" svg:y="0.316cm" chart:style-name="ch2">
          <text:p>30 wątków</text:p>
        </chart:title>
        <chart:subtitle svg:x="5.535cm" svg:y="1.275cm" chart:style-name="ch3">
          <text:p>każdy wykonuje 15 operacji</text:p>
        </chart:subtitle>
        <chart:legend chart:legend-position="end" svg:x="12.097cm" svg:y="3.952cm" style:legend-expansion="high" chart:style-name="ch4"/>
        <chart:plot-area chart:style-name="ch5" table:cell-range-address="'30 watkow'.A1:'30 watkow'.C4" chart:data-source-has-labels="both" svg:x="1.331cm" svg:y="2.318cm" svg:width="10.126cm" svg:height="5.521cm">
          <chartooo:coordinate-region svg:x="3.09cm" svg:y="2.517cm" svg:width="8.367cm" svg:height="4.675cm"/>
          <chart:axis chart:dimension="x" chart:name="primary-x" chart:style-name="ch6" chartooo:axis-type="auto">
            <chartooo:date-scale/>
            <chart:title svg:x="3.942cm" svg:y="8.019cm" chart:style-name="ch7">
              <text:p>czas obciążenia porównania [ms]</text:p>
            </chart:title>
            <chart:categories table:cell-range-address="'30 watkow'.A2:'30 watkow'.A4"/>
          </chart:axis>
          <chart:axis chart:dimension="y" chart:name="primary-y" chart:style-name="ch8">
            <chart:title svg:x="0.451cm" svg:y="6.498cm" chart:style-name="ch9">
              <text:p>czas działania [ms]</text:p>
            </chart:title>
            <chart:grid chart:style-name="ch10" chart:class="major"/>
          </chart:axis>
          <chart:series chart:style-name="ch11" chart:values-cell-range-address="'30 watkow'.B2:'30 watkow'.B4" chart:label-cell-address="'30 watkow'.B1:'30 watkow'.B1" chart:class="chart:bar">
            <chart:data-point chart:repeated="3"/>
          </chart:series>
          <chart:series chart:style-name="ch12" chart:values-cell-range-address="'30 watkow'.C2:'30 watkow'.C4" chart:label-cell-address="'30 watkow'.C1:'30 watkow'.C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bnoZiarnistaLista</text:p>
                <draw:g>
                  <svg:desc>'30 watkow'.B1:'30 watkow'.B1</svg:desc>
                </draw:g>
              </table:table-cell>
              <table:table-cell office:value-type="string">
                <text:p>GruboZiarnistaLista</text:p>
                <draw:g>
                  <svg:desc>'30 watkow'.C1:'30 watkow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30 watkow'.A2:'30 watkow'.A4</svg:desc>
                </draw:g>
              </table:table-cell>
              <table:table-cell office:value-type="float" office:value="160441">
                <text:p>160441</text:p>
                <draw:g>
                  <svg:desc>'30 watkow'.B2:'30 watkow'.B4</svg:desc>
                </draw:g>
              </table:table-cell>
              <table:table-cell office:value-type="float" office:value="4613872">
                <text:p>4613872</text:p>
                <draw:g>
                  <svg:desc>'30 watkow'.C2:'30 watkow'.C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6241">
                <text:p>226241</text:p>
              </table:table-cell>
              <table:table-cell office:value-type="float" office:value="6612902">
                <text:p>66129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996">
                <text:p>291996</text:p>
              </table:table-cell>
              <table:table-cell office:value-type="float" office:value="8529924">
                <text:p>85299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